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0.getF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F10( int f1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F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setF4( int f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0.setF9( int f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F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Field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0.setF5( int f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F4( int f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setF1( int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1.getF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0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F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getF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0.setF11( int f1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F3( int f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Field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0.setF2( int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F7( int f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F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F8( int f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F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setF5( int f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0.setF12( int f1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setF3( int f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0.setF0( int f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F6( int f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F13( int f1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F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F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F14( int f1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F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F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1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0.getF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F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F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setF2( int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1.getF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0.setF1( int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